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66in"/>
    </style:style>
    <style:style style:name="co2" style:family="table-column">
      <style:table-column-properties fo:break-before="auto" style:column-width="1.5811in"/>
    </style:style>
    <style:style style:name="co3" style:family="table-column">
      <style:table-column-properties fo:break-before="auto" style:column-width="1.7957in"/>
    </style:style>
    <style:style style:name="co4" style:family="table-column">
      <style:table-column-properties fo:break-before="auto" style:column-width="5.5752in"/>
    </style:style>
    <style:style style:name="co5" style:family="table-column">
      <style:table-column-properties fo:break-before="auto" style:column-width="0.5846in"/>
    </style:style>
    <style:style style:name="co6" style:family="table-column">
      <style:table-column-properties fo:break-before="auto" style:column-width="1.842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ffff00" style:vertical-align="middle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nual_category</text:p>
          </table:table-cell>
          <table:table-cell table:style-name="ce1" office:value-type="string" calcext:value-type="string">
            <text:p>subcategory</text:p>
          </table:table-cell>
          <table:table-cell office:value-type="string" calcext:value-type="string">
            <text:p>trait</text:p>
          </table:table-cell>
          <table:table-cell/>
          <table:table-cell table:style-name="ce1"/>
          <table:table-cell table:style-name="ce1" office:value-type="string" calcext:value-type="string">
            <text:p>manual_category</text:p>
          </table:table-cell>
          <table:table-cell office:value-type="string" calcext:value-type="string">
            <text:p>count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6698</text:p>
          </table:table-cell>
          <table:table-cell table:style-name="Default" office:value-type="string" calcext:value-type="string">
            <text:p>Ag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arental longevity (both parents in top 10%)</text:p>
          </table:table-cell>
          <table:table-cell table:style-name="Default" table:number-columns-repeated="2"/>
          <table:table-cell table:style-name="Default" office:value-type="string" calcext:value-type="string">
            <text:p>Aging</text:p>
          </table:table-cell>
          <table:table-cell table:formula="of:=COUNTIF([.B$2:.B$9814];[.G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038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ic disease (asthma, hay fever or eczema)</text:p>
          </table:table-cell>
          <table:table-cell table:style-name="Default" table:number-columns-repeated="2"/>
          <table:table-cell office:value-type="string" calcext:value-type="string">
            <text:p>Allergy</text:p>
          </table:table-cell>
          <table:table-cell table:formula="of:=COUNTIF([.B$2:.B$9814];[.G3])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6862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office:value-type="string" calcext:value-type="string">
            <text:p>Anaemia</text:p>
          </table:table-cell>
          <table:table-cell table:formula="of:=COUNTIF([.B$2:.B$9814];[.G4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90014325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office:value-type="string" calcext:value-type="string">
            <text:p>Anthropometric</text:p>
          </table:table-cell>
          <table:table-cell table:formula="of:=COUNTIF([.B$2:.B$9814];[.G5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44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office:value-type="string" calcext:value-type="string">
            <text:p>Autoimmune / inflammatory</text:p>
          </table:table-cell>
          <table:table-cell table:formula="of:=COUNTIF([.B$2:.B$9814];[.G6])"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 table:number-columns-repeated="2"/>
          <table:table-cell office:value-type="string" calcext:value-type="string">
            <text:p>Behavioural</text:p>
          </table:table-cell>
          <table:table-cell table:formula="of:=COUNTIF([.B$2:.B$9814];[.G7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 table:number-columns-repeated="2"/>
          <table:table-cell office:value-type="string" calcext:value-type="string">
            <text:p>Cancer</text:p>
          </table:table-cell>
          <table:table-cell table:formula="of:=COUNTIF([.B$2:.B$9814];[.G8])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ASTHMA_PNEUMONIA</text:p>
          </table:table-cell>
          <table:table-cell table:style-name="ce3" office:value-type="string" calcext:value-type="string">
            <text:p>Aller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Asthma-related pneumonia</text:p>
          </table:table-cell>
          <table:table-cell table:style-name="Default" table:number-columns-repeated="2"/>
          <table:table-cell office:value-type="string" calcext:value-type="string">
            <text:p>Cardiovascular</text:p>
          </table:table-cell>
          <table:table-cell table:formula="of:=COUNTIF([.B$2:.B$9814];[.G9])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6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 table:number-columns-repeated="2"/>
          <table:table-cell table:style-name="Default" office:value-type="string" calcext:value-type="string">
            <text:p>Arthrosis</text:p>
          </table:table-cell>
          <table:table-cell table:formula="of:=COUNTIF([.B$2:.B$9814];[.G10])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7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 table:number-columns-repeated="2"/>
          <table:table-cell office:value-type="string" calcext:value-type="string">
            <text:p>Cholesterol</text:p>
          </table:table-cell>
          <table:table-cell table:formula="of:=COUNTIF([.B$2:.B$9814];[.G1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20296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Asthma</text:p>
          </table:table-cell>
          <table:table-cell table:style-name="Default" table:number-columns-repeated="2"/>
          <table:table-cell office:value-type="string" calcext:value-type="string">
            <text:p>Covid19</text:p>
          </table:table-cell>
          <table:table-cell table:formula="of:=COUNTIF([.B$2:.B$9814];[.G12])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7241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 table:number-columns-repeated="2"/>
          <table:table-cell office:value-type="string" calcext:value-type="string">
            <text:p>Diabetes</text:p>
          </table:table-cell>
          <table:table-cell table:formula="of:=COUNTIF([.B$2:.B$9814];[.G13])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table:style-name="Default" office:value-type="string" calcext:value-type="string">
            <text:p>Ears</text:p>
          </table:table-cell>
          <table:table-cell table:formula="of:=COUNTIF([.B$2:.B$9814];[.G14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office:value-type="string" calcext:value-type="string">
            <text:p>Education</text:p>
          </table:table-cell>
          <table:table-cell table:formula="of:=COUNTIF([.B$2:.B$9814];[.G15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office:value-type="string" calcext:value-type="string">
            <text:p>Gastroenterology</text:p>
          </table:table-cell>
          <table:table-cell table:formula="of:=COUNTIF([.B$2:.B$9814];[.G16])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office:value-type="string" calcext:value-type="string">
            <text:p>Heart</text:p>
          </table:table-cell>
          <table:table-cell table:formula="of:=COUNTIF([.B$2:.B$9814];[.G17])"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66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asthma</text:p>
          </table:table-cell>
          <table:table-cell table:style-name="Default" table:number-columns-repeated="2"/>
          <table:table-cell office:value-type="string" calcext:value-type="string">
            <text:p>Hypertension</text:p>
          </table:table-cell>
          <table:table-cell table:formula="of:=COUNTIF([.B$2:.B$9814];[.G18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94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hayfever/allergic rhinitis</text:p>
          </table:table-cell>
          <table:table-cell table:style-name="Default" table:number-columns-repeated="2"/>
          <table:table-cell office:value-type="string" calcext:value-type="string">
            <text:p>Immune system</text:p>
          </table:table-cell>
          <table:table-cell table:formula="of:=COUNTIF([.B$2:.B$9814];[.G19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0351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allergy or anaphylactic reaction to drug</text:p>
          </table:table-cell>
          <table:table-cell table:style-name="Default" table:number-columns-repeated="2"/>
          <table:table-cell office:value-type="string" calcext:value-type="string">
            <text:p>Infection</text:p>
          </table:table-cell>
          <table:table-cell table:formula="of:=COUNTIF([.B$2:.B$9814];[.G20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8787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allergy or anaphylactic reaction to food</text:p>
          </table:table-cell>
          <table:table-cell table:style-name="Default" table:number-columns-repeated="2"/>
          <table:table-cell office:value-type="string" calcext:value-type="string">
            <text:p>Kidney</text:p>
          </table:table-cell>
          <table:table-cell table:formula="of:=COUNTIF([.B$2:.B$9814];[.G21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b-9039</text:p>
          </table:table-cell>
          <table:table-cell table:style-name="Default" office:value-type="string" calcext:value-type="string">
            <text:p>Aller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on-cancer illness code, self-reported: allergy/hypersensitivity/anaphylaxis</text:p>
          </table:table-cell>
          <table:table-cell table:style-name="Default" table:number-columns-repeated="2"/>
          <table:table-cell office:value-type="string" calcext:value-type="string">
            <text:p>Ophthalmology</text:p>
          </table:table-cell>
          <table:table-cell table:formula="of:=COUNTIF([.B$2:.B$9814];[.G22])"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8113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asthma</text:p>
          </table:table-cell>
          <table:table-cell table:style-name="Default" table:number-columns-repeated="2"/>
          <table:table-cell office:value-type="string" calcext:value-type="string">
            <text:p>Psychiatric / neurological</text:p>
          </table:table-cell>
          <table:table-cell table:formula="of:=COUNTIF([.B$2:.B$9814];[.G23])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6499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ayfever/allergic rhinitis</text:p>
          </table:table-cell>
          <table:table-cell table:style-name="Default" table:number-columns-repeated="2"/>
          <table:table-cell office:value-type="string" calcext:value-type="string">
            <text:p>Respiratory</text:p>
          </table:table-cell>
          <table:table-cell table:formula="of:=COUNTIF([.B$2:.B$9814];[.G24])"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D50</text:p>
          </table:table-cell>
          <table:table-cell table:style-name="ce3" office:value-type="string" calcext:value-type="string">
            <text:p>Anaem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D50 Iron deficiency anaemia</text:p>
          </table:table-cell>
          <table:table-cell table:style-name="Default" table:number-columns-repeated="2"/>
          <table:table-cell office:value-type="string" calcext:value-type="string">
            <text:p>Rheumatology</text:p>
          </table:table-cell>
          <table:table-cell table:formula="of:=COUNTIF([.B$2:.B$9814];[.G25])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3355</text:p>
          </table:table-cell>
          <table:table-cell table:style-name="ce3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50.9 Iron deficiency anaemia, unspecified</text:p>
          </table:table-cell>
          <table:table-cell table:style-name="Default" table:number-columns-repeated="2"/>
          <table:table-cell office:value-type="string" calcext:value-type="string">
            <text:p>Skin</text:p>
          </table:table-cell>
          <table:table-cell table:formula="of:=COUNTIF([.B$2:.B$9814];[.G26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D64</text:p>
          </table:table-cell>
          <table:table-cell table:style-name="ce3" office:value-type="string" calcext:value-type="string">
            <text:p>Anaem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D64 Other anaemias</text:p>
          </table:table-cell>
          <table:table-cell table:style-name="Default" table:number-columns-repeated="2"/>
          <table:table-cell office:value-type="string" calcext:value-type="string">
            <text:p>Sleep</text:p>
          </table:table-cell>
          <table:table-cell table:formula="of:=COUNTIF([.B$2:.B$9814];[.G27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4765</text:p>
          </table:table-cell>
          <table:table-cell table:style-name="ce3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64.9 Anaemia, unspecified</text:p>
          </table:table-cell>
          <table:table-cell table:style-name="Default" table:number-columns-repeated="2"/>
          <table:table-cell office:value-type="string" calcext:value-type="string">
            <text:p>Thyroidism</text:p>
          </table:table-cell>
          <table:table-cell table:formula="of:=COUNTIF([.B$2:.B$9814];[.G28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0098</text:p>
          </table:table-cell>
          <table:table-cell table:style-name="Default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iron deficiency anaemia</text:p>
          </table:table-cell>
          <table:table-cell table:style-name="Default" table:number-columns-repeated="2"/>
          <table:table-cell office:value-type="string" calcext:value-type="string">
            <text:p>Urology</text:p>
          </table:table-cell>
          <table:table-cell table:formula="of:=COUNTIF([.B$2:.B$9814];[.G29])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kb-d-D3_OTHERANAEMIA</text:p>
          </table:table-cell>
          <table:table-cell table:style-name="ce3" office:value-type="string" calcext:value-type="string">
            <text:p>Anaem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anaemia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D3_ANAEMIANAS</text:p>
          </table:table-cell>
          <table:table-cell table:style-name="ce3" office:value-type="string" calcext:value-type="string">
            <text:p>Anaemia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and unspecified anaemia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802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96</text:p>
          </table:table-cell>
          <table:table-cell table:number-columns-repeated="2"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Childhood obesity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5</text:p>
          </table:table-cell>
          <table:table-cell table:number-columns-repeated="2"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body mass index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6</text:p>
          </table:table-cell>
          <table:table-cell table:number-columns-repeated="2"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heigh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7</text:p>
          </table:table-cell>
          <table:table-cell table:number-columns-repeated="2"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waist-to-hip ratio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1475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besity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0</text:p>
          </table:table-cell>
          <table:table-cell table:number-columns-repeated="2"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1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1</text:p>
          </table:table-cell>
          <table:table-cell table:number-columns-repeated="2"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2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2</text:p>
          </table:table-cell>
          <table:table-cell table:number-columns-repeated="2"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3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3</text:p>
          </table:table-cell>
          <table:table-cell table:number-columns-repeated="2"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verweigh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0612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58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59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60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276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3044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2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30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96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Ecze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179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u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54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Gou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3043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294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31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1198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531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24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25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18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105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rheumatoid arthrit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b-9125</text:p>
          </table:table-cell>
          <table:table-cell table:style-name="ce3" office:value-type="string" calcext:value-type="string">
            <text:p>Autoimmune / inflammato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on-cancer illness code, self-reported: rheumatoid arthrit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7584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ulcerative colit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0679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569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90013534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32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34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0964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3045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32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8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70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73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9001341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asal cell carcin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4988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236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10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6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Combined Oncoarray; iCOGS; GWAS meta analysi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1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8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0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2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9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Oncoarray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5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Survival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9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code <text:s/>self-reported: basal cell carcin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code <text:s/>self-reported: breast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8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code <text:s/>self-reported: malignant melan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code <text:s/>self-reported: 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b-8837</text:p>
          </table:table-cell>
          <table:table-cell table:style-name="Default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code, self-reported: basal cell carcin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689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code, self-reported: breast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291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code, self-reported: malignant melan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3348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code, self-reported: 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0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68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DIGESTIVE_ORGANS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digestive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FEMALE_GENITAL</text:p>
          </table:table-cell>
          <table:table-cell table:style-name="Default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female genit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MALE_GENITAL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male genit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PRIMARY_LYMPHOID_HEMATOPOIETIC</text:p>
          </table:table-cell>
          <table:table-cell table:style-name="Default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primary lymphoid hematopoieti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SKIN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ancer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65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18</text:p>
          </table:table-cell>
          <table:table-cell table:style-name="Default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C18 Malignant neoplasm of col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18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 Other malignant neoplasms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19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50 Malignant neoplasm of breas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2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2160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464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5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ndometrioid 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8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7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6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6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0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5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Oncoarray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7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4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7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3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61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32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Oncoarray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78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aemotologic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228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1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serous 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5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adenocarcin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6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4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5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LUNG_CANCER_MESOT</text:p>
          </table:table-cell>
          <table:table-cell table:style-name="Default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Lung cancer and mesotheli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BREAST_3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breas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COLON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col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DIGESTIVE_ORGANS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digestive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FEMALE_GENITAL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female genital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MALE_GENITAL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male genital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PROSTATE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3_SKIN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neoplasm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9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alignant non-melanoma ski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69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elanoma ski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231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ucinous ovarian cancer: invasive and low malignant potenti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I_NEOPLASM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eoplasm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OTHER_SKIN</text:p>
          </table:table-cell>
          <table:table-cell table:style-name="ce3" office:value-type="string" calcext:value-type="string">
            <text:p>Cance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malignant neoplasms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0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64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66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09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85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7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Squamous cell 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061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414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443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445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1411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eg (DVT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3704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ung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126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sample #, note contents: Poor venous access/flow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9_CORATHER</text:p>
          </table:table-cell>
          <table:table-cell table:style-name="ce3" office:value-type="string" calcext:value-type="string">
            <text:p>Cardiovascula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oronary atherosclero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33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 Acute myocardial infarc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3469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.9 Acute myocardial infarction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II_BLOOD_IMMUN</text:p>
          </table:table-cell>
          <table:table-cell table:style-name="ce3" office:value-type="string" calcext:value-type="string">
            <text:p>Cardiovascula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blood and blood-forming organs and certain disorders involving the immune mechanis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X_CIRCULATORY</text:p>
          </table:table-cell>
          <table:table-cell table:style-name="ce3" office:value-type="string" calcext:value-type="string">
            <text:p>Cardiovascula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circulatory syste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9_IHD</text:p>
          </table:table-cell>
          <table:table-cell table:style-name="Default" office:value-type="string" calcext:value-type="string">
            <text:p>Cardiovascula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Ischaemic heart disease, wide defini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9_STR_EXH</text:p>
          </table:table-cell>
          <table:table-cell table:style-name="Default" office:value-type="string" calcext:value-type="string">
            <text:p>Cardiovascula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Ischaemic Stroke, excluding all haemorrhag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84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910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840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907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841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909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9001412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acunar strok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6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angin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b-8650</text:p>
          </table:table-cell>
          <table:table-cell table:style-name="ce3" office:value-type="string" calcext:value-type="string">
            <text:p>Cardiovascula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on-cancer illness code, self-reported: angin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6358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strok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_STROKE</text:p>
          </table:table-cell>
          <table:table-cell table:style-name="ce3" office:value-type="string" calcext:value-type="string">
            <text:p>Cardiovascula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TROK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9_STR</text:p>
          </table:table-cell>
          <table:table-cell table:style-name="ce3" office:value-type="string" calcext:value-type="string">
            <text:p>Cardiovascula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troke, excluding SAH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I9_STR_SAH</text:p>
          </table:table-cell>
          <table:table-cell table:style-name="ce3" office:value-type="string" calcext:value-type="string">
            <text:p>Cardiovascula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troke, including SAH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b-8468</text:p>
          </table:table-cell>
          <table:table-cell table:style-name="ce3" office:value-type="string" calcext:value-type="string">
            <text:p>Cardiovascula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b-8714</text:p>
          </table:table-cell>
          <table:table-cell table:style-name="ce3" office:value-type="string" calcext:value-type="string">
            <text:p>Cardiovascula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Vascular/heart problems diagnosed by doctor: Strok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M13_ARTHROSIS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#Arthro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M13_OTHERJOINT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#Other joint disorder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COX_ARTHROSIS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oxarthrosis [arthrosis of hip](FG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KNEE_ARTHROSIS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Gonarthrosis [arthrosis of knee](FG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M13_ARTHROSIS_OTH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arthro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ukb-d-M13_JOINTOTH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specific joint derangements/joint disorder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108</text:p>
          </table:table-cell>
          <table:table-cell table:style-name="Default" office:value-type="string" calcext:value-type="string">
            <text:p>Cholestero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high cholestero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0912</text:p>
          </table:table-cell>
          <table:table-cell table:style-name="Default" office:value-type="string" calcext:value-type="string">
            <text:p>Cholestero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igh cholestero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8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covid vs lab/self reported negative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7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9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1081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1082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1083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1084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81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predicted covid from self-reported symptoms vs predicted or self-reported non-covid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6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80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1071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5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1072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5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1073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5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1074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5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83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very severe respiratory confirmed vs population) RELEASE 4</text:p>
          </table:table-cell>
          <table:table-cell table:style-name="Default" table:number-columns-repeated="2"/>
          <table:table-cell table:style-name="ce5" table:number-columns-repeated="2"/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11075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very severe respiratory confirmed vs population) RELEASE 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0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075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74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75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294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380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53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1 diabetes</text:p>
          </table:table-cell>
          <table:table-cell table:style-name="Default" table:number-columns-repeated="2"/>
          <table:table-cell table:number-columns-repeated="2"/>
          <table:table-cell table:style-name="ce6" table:number-columns-repeated="1015"/>
        </table:table-row>
        <table:table-row table:style-name="ro1">
          <table:table-cell table:style-name="Default" office:value-type="string" calcext:value-type="string">
            <text:p>ebi-a-GCST005047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89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90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6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VIII_EAR_MASTOID</text:p>
          </table:table-cell>
          <table:table-cell table:style-name="ce3" office:value-type="string" calcext:value-type="string">
            <text:p>Ear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ear and mastoid pro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340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060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61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275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247_0</text:p>
          </table:table-cell>
          <table:table-cell table:style-name="ce3" office:value-type="string" calcext:value-type="string">
            <text:p>Ear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Hearing difficulty/problems: N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7</text:p>
          </table:table-cell>
          <table:table-cell table:style-name="Default" office:value-type="string" calcext:value-type="string">
            <text:p>Ea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4849_1</text:p>
          </table:table-cell>
          <table:table-cell table:style-name="Default" office:value-type="string" calcext:value-type="string">
            <text:p>Ear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Hearing test done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90000515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arrett's 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623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12.5 Sigmoid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9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 Haemorrhoid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444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8 Unspecified haemorrhoids with other complic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61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9 Unspecified haemorrhoids without complic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4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354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5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 Gastro-oesophageal reflux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86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.9 Gastro-oesophageal reflux disease without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6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 Other diseases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731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.1 Ulcer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7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 Gastritis and duoden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822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.7 Gastrit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814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0 Dyspeps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31</text:p>
          </table:table-cell>
          <table:table-cell table:style-name="Default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31 Other diseases of stomach and duoden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4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 Other non-infective gastro-enteritis and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189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.9 Non-infective gastro-enteritis and colit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5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 Diverticular disease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859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3 Diverticular disease of large intestine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66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9 Diverticular disease of intestine, part unspecified,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59</text:p>
          </table:table-cell>
          <table:table-cell table:style-name="Default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59 Other functional intestin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779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9.0 Constip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7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 Other diseases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805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1 Rectal polyp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82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5 Haemorrhage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63</text:p>
          </table:table-cell>
          <table:table-cell table:style-name="ce3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63 Other diseases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68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3.5 Polyp of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9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 Cholelith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8988</text:p>
          </table:table-cell>
          <table:table-cell table:style-name="Default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80.1 Calculus of gallbladder with other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020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2 Calculus of gallbladder without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92</text:p>
          </table:table-cell>
          <table:table-cell table:style-name="ce3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K92 Other diseases of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XI_DIGESTIVE</text:p>
          </table:table-cell>
          <table:table-cell table:style-name="ce3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11_GALLBILPANC</text:p>
          </table:table-cell>
          <table:table-cell table:style-name="ce3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orders of gallbladder, biliary tract and pancrea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90000514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astroesophageal reflux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90014033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aemorrhoida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70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gastro-oesophageal reflux (gord) / gastric reflu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818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gastro-oesophageal reflux (gord) / gastric reflu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592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irritable bowel syndrom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11_OTHDIG</text:p>
          </table:table-cell>
          <table:table-cell table:style-name="ce3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diseases of the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11_OTHGASTR</text:p>
          </table:table-cell>
          <table:table-cell table:style-name="ce3" office:value-type="string" calcext:value-type="string">
            <text:p>Gastroente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gastritis (incl. Duodenit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097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omach/abdominal pain for 3+ month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998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4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 Chronic ischaemic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68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R00</text:p>
          </table:table-cell>
          <table:table-cell table:style-name="ce3" office:value-type="string" calcext:value-type="string">
            <text:p>Hear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R00 Abnormalities of heart bea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t fail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CHD</text:p>
          </table:table-cell>
          <table:table-cell table:style-name="ce3" office:value-type="string" calcext:value-type="string">
            <text:p>Hear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jor coronary heart disease ev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CHD_NOREV</text:p>
          </table:table-cell>
          <table:table-cell table:style-name="ce3" office:value-type="string" calcext:value-type="string">
            <text:p>Hear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jor coronary heart disease event excluding revasculariz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1365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MI</text:p>
          </table:table-cell>
          <table:table-cell table:style-name="ce3" office:value-type="string" calcext:value-type="string">
            <text:p>Hear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I9_MI_STRICT</text:p>
          </table:table-cell>
          <table:table-cell table:style-name="ce3" office:value-type="string" calcext:value-type="string">
            <text:p>Hear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yocardial infarction, stri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63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heart attack/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3703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eart arrhythm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5829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eart attack/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578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eart valve problem/heart murmu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4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90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61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hypertens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582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essential hypertens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05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ypertens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289</text:p>
          </table:table-cell>
          <table:table-cell office:value-type="string" calcext:value-type="string">
            <text:p>Thyroid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yperthyroidism/thyrotoxic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0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0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 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908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.1 Cellulitis of other parts of limb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374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4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 Calculus of kidney and uret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72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kidney stone/ureter stone/bladder sto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8297</text:p>
          </table:table-cell>
          <table:table-cell table:style-name="ce3" office:value-type="string" calcext:value-type="string">
            <text:p>Kidne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on-cancer illness code, self-reported: kidney stone/ureter stone/bladder sto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29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5 Senile cata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0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 Other cata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397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.9 Cataract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H33</text:p>
          </table:table-cell>
          <table:table-cell table:style-name="Default" office:value-type="string" calcext:value-type="string">
            <text:p>Ophthalm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H33 Retinal detachments and break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VII_EYE_ADNEXA</text:p>
          </table:table-cell>
          <table:table-cell table:style-name="ce3" office:value-type="string" calcext:value-type="string">
            <text:p>Ophthalm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eye and adnex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H7_LENS</text:p>
          </table:table-cell>
          <table:table-cell table:style-name="ce3" office:value-type="string" calcext:value-type="string">
            <text:p>Ophthalm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orders of le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4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324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194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066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Other serious eye condi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laucoma (multi-trait analy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002_1278</text:p>
          </table:table-cell>
          <table:table-cell table:style-name="ce3" office:value-type="string" calcext:value-type="string">
            <text:p>Ophthalm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on-cancer illness code, self-reported: cata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8329</text:p>
          </table:table-cell>
          <table:table-cell table:style-name="ce3" office:value-type="string" calcext:value-type="string">
            <text:p>Ophthalm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phthalmology problems/disorders: Cata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2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9139</text:p>
          </table:table-cell>
          <table:table-cell table:style-name="Default" office:value-type="string" calcext:value-type="string">
            <text:p>Ophthalm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Reason for glasses/contact lenses: For a 'lazy' eye or an eye with poor vision since childhood (called 'ambl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Ophthalm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3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DH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97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98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2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2245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zheimer's disease (late onset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647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85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6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45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KRA_PSY_ANYMENTAL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Any mental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02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06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4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5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126_0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Bipolar and major depression status: No Bipolar or Depress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126_4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Bipolar and major depression status: Probable Recurrent major depression (moderate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126_3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Bipolar and major depression status: Probable Recurrent major depression (severe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126_5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Bipolar and major depression status: Single Probable major depression episod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724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00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01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1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958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livery methods: Spontaneous vert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769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90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(broa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445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epression possibly related to childbirt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447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epression possibly related to stressful or traumatic ev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VI_NERVOUS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nervous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7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8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04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05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903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ICD-10 cod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980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 exposed individual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981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-unexposed individual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923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ternal history of Alzheimer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V_MENTAL_BEHAV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ntal and behaviour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544_15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ntal health problems ever diagnosed by a professional: Anxiety, nerves or generalized anxiety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544_11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ntal health problems ever diagnosed by a professional: Depress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544_6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ntal health problems ever diagnosed by a professional: Panic attack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G6_NERPLEX</text:p>
          </table:table-cell>
          <table:table-cell table:style-name="ce3" office:value-type="string" calcext:value-type="string">
            <text:p>Psychiatric / neurological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erve, nerve root and plexus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82</text:p>
          </table:table-cell>
          <table:table-cell table:style-name="ce3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anxiety/panic attack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81</text:p>
          </table:table-cell>
          <table:table-cell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depress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064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depress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9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Obsessive Compulsive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7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arkinso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03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GC cross-disorder trai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2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schizophre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4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07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COPD_EXCL</text:p>
          </table:table-cell>
          <table:table-cell table:style-name="ce3" office:value-type="string" calcext:value-type="string">
            <text:p>Respirato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OPD differential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8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858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J18</text:p>
          </table:table-cell>
          <table:table-cell table:style-name="ce3" office:value-type="string" calcext:value-type="string">
            <text:p>Respirato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J18 Pneumonia, organism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576</text:p>
          </table:table-cell>
          <table:table-cell table:style-name="ce3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.1 Lobar pneumonia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8707</text:p>
          </table:table-cell>
          <table:table-cell table:style-name="ce3" office:value-type="string" calcext:value-type="string">
            <text:p>Respirato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J22 Unspecified acute lower respiratory infe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R06</text:p>
          </table:table-cell>
          <table:table-cell table:style-name="ce3" office:value-type="string" calcext:value-type="string">
            <text:p>Respirato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R06 Abnormalities of breath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X_RESPIRATORY</text:p>
          </table:table-cell>
          <table:table-cell table:style-name="ce3" office:value-type="string" calcext:value-type="string">
            <text:p>Respirato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respirato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amp;lt; 0.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lt; 0.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3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RT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68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4533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PULMONARYDG</text:p>
          </table:table-cell>
          <table:table-cell table:style-name="ce3" office:value-type="string" calcext:value-type="string">
            <text:p>Respirato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pulmonary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8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critical care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9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death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PNEUMONIA</text:p>
          </table:table-cell>
          <table:table-cell table:style-name="ce3" office:value-type="string" calcext:value-type="string">
            <text:p>Respirator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neumonias (Asthma/COPD co-morbiditie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2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 Coxarthrosis [arthrosis of hip]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875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1 Other primary cox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829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9 Coxarthros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3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 Gonarthrosis [arthrosis of knee]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700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1 Other primary gon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9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9 Gonarthros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19</text:p>
          </table:table-cell>
          <table:table-cell table:style-name="Default" office:value-type="string" calcext:value-type="string">
            <text:p>Arthrosi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19 Other 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18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8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5 Other joint disorders <text:s/>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25</text:p>
          </table:table-cell>
          <table:table-cell table:style-name="ce3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25 Other joint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47</text:p>
          </table:table-cell>
          <table:table-cell table:style-name="Default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47 Spondyl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51</text:p>
          </table:table-cell>
          <table:table-cell table:style-name="Default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51 Other intervertebral disk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279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1.1 Lumbar and other intervertebral disk disorders with radiculopath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557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4.5 Low back pai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65</text:p>
          </table:table-cell>
          <table:table-cell table:style-name="Default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M65 Synovitis and tenosynov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364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67.4 Gangl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8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75.4 Impingement syndrome of shoul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XIII_MUSCULOSKELET</text:p>
          </table:table-cell>
          <table:table-cell table:style-name="ce3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musculoskeletal system and connective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13_SYNOTEND</text:p>
          </table:table-cell>
          <table:table-cell table:style-name="ce3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orders of synovium and tend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69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28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Juvenile idiopathic arthritis (oligoarticular or rheumatoid factor-negative polyarticular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70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Knee and 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0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Knee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113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arthritis (no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96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muscle or soft tissue injuri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106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87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osteopo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8229</text:p>
          </table:table-cell>
          <table:table-cell table:style-name="ce3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on-cancer illness code, self-reported: arthritis (no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8201</text:p>
          </table:table-cell>
          <table:table-cell table:style-name="ce3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on-cancer illness code, self-reported: joint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486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141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osteopo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592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ip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1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self-report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0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2</text:p>
          </table:table-cell>
          <table:table-cell table:style-name="Default" office:value-type="string" calcext:value-type="string">
            <text:p>Rheumat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M13_SOFTTISSUEOTH</text:p>
          </table:table-cell>
          <table:table-cell table:style-name="ce3" office:value-type="string" calcext:value-type="string">
            <text:p>Rheumat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Other soft tissue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4141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.3 Skin of other and unspecified parts of fac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L72</text:p>
          </table:table-cell>
          <table:table-cell table:style-name="ce3" office:value-type="string" calcext:value-type="string">
            <text:p>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L72 Follicular cysts of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L98</text:p>
          </table:table-cell>
          <table:table-cell table:style-name="ce3" office:value-type="string" calcext:value-type="string">
            <text:p>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L98 Other disorders of skin and subcutaneous tissue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190</text:p>
          </table:table-cell>
          <table:table-cell table:style-name="ce3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8.9 Disorder of skin and subcutaneous tissu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XII_SKIN_SUBCUTAN</text:p>
          </table:table-cell>
          <table:table-cell table:style-name="ce3" office:value-type="string" calcext:value-type="string">
            <text:p>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C3_MELANOMA_SKIN</text:p>
          </table:table-cell>
          <table:table-cell table:style-name="ce3" office:value-type="string" calcext:value-type="string">
            <text:p>Ski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alignant melanoma of ski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102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diverticular disease/divertic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99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eczema/derma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100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psor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141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eczema/derma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537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psor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27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or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27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 Sleep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781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.3 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G6_SLEEPAPNO</text:p>
          </table:table-cell>
          <table:table-cell table:style-name="Default" office:value-type="string" calcext:value-type="string">
            <text:p>Sleep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SLEEP</text:p>
          </table:table-cell>
          <table:table-cell table:style-name="Default" office:value-type="string" calcext:value-type="string">
            <text:p>Sleep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leep disorders (combin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ov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6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und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534</text:p>
          </table:table-cell>
          <table:table-cell table:style-name="ce3" office:value-type="string" calcext:value-type="string">
            <text:p>Sleep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Sleeping too muc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20535</text:p>
          </table:table-cell>
          <table:table-cell table:style-name="ce3" office:value-type="string" calcext:value-type="string">
            <text:p>Sleep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Waking too earl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77</text:p>
          </table:table-cell>
          <table:table-cell table:style-name="Default" office:value-type="string" calcext:value-type="string">
            <text:p>Thyroid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hypothyroidism/myxoede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732</text:p>
          </table:table-cell>
          <table:table-cell table:style-name="Default" office:value-type="string" calcext:value-type="string">
            <text:p>Thyroid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, self-reported: hypothyroidism/myxoede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2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.0 Calculus of kidne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5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 Other disorders of blad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373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.8 Other specified disorders of blad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N35</text:p>
          </table:table-cell>
          <table:table-cell table:style-name="Default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5 Urethral strict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9074</text:p>
          </table:table-cell>
          <table:table-cell table:style-name="Default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5.9 Urethral strictur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N39</text:p>
          </table:table-cell>
          <table:table-cell table:style-name="ce3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9 Other disorders of 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8814</text:p>
          </table:table-cell>
          <table:table-cell table:style-name="ce3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9.0 Urinary tract infection, site not 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b-9873</text:p>
          </table:table-cell>
          <table:table-cell table:style-name="ce3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39.3 Stress incontinenc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6</text:p>
          </table:table-cell>
          <table:table-cell table:style-name="ce3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601</text:p>
          </table:table-cell>
          <table:table-cell table:style-name="ce3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7</text:p>
          </table:table-cell>
          <table:table-cell table:style-name="ce3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 Female genit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98</text:p>
          </table:table-cell>
          <table:table-cell table:style-name="ce3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1 Cystocel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118</text:p>
          </table:table-cell>
          <table:table-cell table:style-name="ce3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2 Incomplete uterovagin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N83</text:p>
          </table:table-cell>
          <table:table-cell table:style-name="ce3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83 Noninflammatory disorders of ovary, Fallopian tube and broad liga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253</text:p>
          </table:table-cell>
          <table:table-cell table:style-name="ce3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3.2 Other and unspecified ovarian cys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N84</text:p>
          </table:table-cell>
          <table:table-cell table:style-name="ce3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agnoses - main ICD10: N84 Polyp of female genital t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944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.0 Polyp of corpus uter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Urolo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ukb-d-XIV_GENITOURINARY</text:p>
          </table:table-cell>
          <table:table-cell table:style-name="ce3" office:value-type="string" calcext:value-type="string">
            <text:p>Urology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Diseases of the genito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76</text:p>
          </table:table-cell>
          <table:table-cell office:value-type="string" calcext:value-type="string">
            <text:p>Thyroid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on-cancer illness code <text:s/>self-reported: hyperthyroidism/thyrotoxicosis</text:p>
          </table:table-cell>
          <table:table-cell table:number-columns-repeated="1019"/>
        </table:table-row>
        <table:table-row table:style-name="ro1" table:number-rows-repeated="7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 table:number-rows-repeated="4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 table:number-rows-repeated="11">
          <table:table-cell table:style-name="Default" table:number-columns-repeated="4"/>
          <table:table-cell table:number-columns-repeated="1019"/>
        </table:table-row>
        <table:table-row table:style-name="ro1" table:number-rows-repeated="11">
          <table:table-cell table:style-name="ce3" table:number-columns-repeated="4"/>
          <table:table-cell table:number-columns-repeated="1019"/>
        </table:table-row>
        <table:table-row table:style-name="ro1" table:number-rows-repeated="2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3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 table:number-rows-repeated="5">
          <table:table-cell table:style-name="ce3" table:number-columns-repeated="4"/>
          <table:table-cell table:number-columns-repeated="1019"/>
        </table:table-row>
        <table:table-row table:style-name="ro1" table:number-rows-repeated="2">
          <table:table-cell table:style-name="Default" table:number-columns-repeated="4"/>
          <table:table-cell table:number-columns-repeated="1019"/>
        </table:table-row>
        <table:table-row table:style-name="ro1" table:number-rows-repeated="7">
          <table:table-cell table:style-name="ce3" table:number-columns-repeated="4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 table:number-rows-repeated="473">
          <table:table-cell table:style-name="ce3" table:number-columns-repeated="4"/>
          <table:table-cell table:number-columns-repeated="1019"/>
        </table:table-row>
        <table:table-row table:style-name="ro1" table:number-rows-repeated="104753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1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07-09T19:13:22.450513134</dc:date>
    <dc:creator>Aitor González</dc:creator>
    <meta:editing-duration>PT9H2M</meta:editing-duration>
    <meta:editing-cycles>201</meta:editing-cycles>
    <meta:generator>LibreOffice/7.3.4.2$Linux_X86_64 LibreOffice_project/30$Build-2</meta:generator>
    <meta:document-statistic meta:table-count="1" meta:cell-count="2054" meta:object-count="0"/>
  </office:meta>
</office:document-meta>
</file>